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1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43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48" style:family="table-cell" style:parent-style-name="Default">
      <style:text-properties style:font-name="Gentium Book Plus" fo:font-size="12pt" style:font-size-asian="12pt" style:font-size-complex="12pt"/>
    </style:style>
    <style:style style:name="ce4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50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3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54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5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56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58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59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/>
    </style:style>
    <style:style style:name="T4" style:family="text">
      <style:text-properties style:text-position="33% 58%"/>
    </style:style>
    <style:style style:name="T5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11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2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3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5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6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8"/>
        <table:table-column table:style-name="co2" table:number-columns-repeated="1020" table:default-cell-style-name="Default"/>
        <table:table-row table:style-name="ro1">
          <table:table-cell table:style-name="ce41" office:value-type="string" calcext:value-type="string">
            <text:p>coprosize v1.0.4 Copyright 2022–2023 Piotr Bajdek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Supplement 1. Regression models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Bajdek, P., 2023. coprosize (version 1.0.4). [computer software] <text:a xlink:href="https://github.com/piotrbajdek/coprosize" xlink:type="simple">https://github.com/piotrbajdek/coprosize</text:a></text:p>
          </table:table-cell>
          <table:table-cell table:style-name="ce49" table:number-columns-repeated="3"/>
          <table:table-cell table:style-name="ce48" table:number-columns-repeated="1020"/>
        </table:table-row>
        <table:table-row table:style-name="ro1">
          <table:table-cell table:style-name="ce42" table:number-columns-repeated="4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ymbols:</text:p>
          </table:table-cell>
          <table:table-cell table:style-name="ce50" office:value-type="string" calcext:value-type="string">
            <text:p>y<text:span text:style-name="T2"> = producer’s body mass (kg)</text:span></text:p>
          </table:table-cell>
          <table:table-cell table:style-name="ce43" office:value-type="string" calcext:value-type="string">
            <text:p><text:span text:style-name="T26">x</text:span><text:span text:style-name="T27"> = scat diameter (mm)</text:span>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amniota</text:p>
          </table:table-cell>
          <table:table-cell table:style-name="ce45" office:value-type="string" calcext:value-type="string">
            <text:p>Based on carnivorous synapsids and sauropsids</text:p>
          </table:table-cell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0393430<text:span text:style-name="T3">x</text:span><text:span text:style-name="T4">2.4839053017</text:span>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240119395078" calcext:value-type="percentage">
            <text:p>224.01%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48" table:number-columns-repeated="1020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mphibia</text:p>
          </table:table-cell>
          <table:table-cell table:style-name="ce45" office:value-type="string" calcext:value-type="string">
            <text:p>Based on carnivorous batrachians</text:p>
          </table:table-cell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2" office:value-type="string" calcext:value-type="string">
            <text:p><text:span text:style-name="T5">y</text:span><text:span text:style-name="T6"> = 0.0004064349</text:span><text:span text:style-name="T7">x</text:span><text:span text:style-name="T8">3</text:span><text:span text:style-name="T9"> </text:span><text:span text:style-name="T6">– 0.0041616775</text:span><text:span text:style-name="T7">x</text:span><text:span text:style-name="T8">2</text:span><text:span text:style-name="T10"> + 0.0147514015</text:span><text:span text:style-name="T11">x</text:span><text:span text:style-name="T12"> – 0.0122201640</text:span>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3" office:value-type="percentage" office:value="0.054327268867" calcext:value-type="percentage">
            <text:p>5.43%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Cubic regression</text:p>
          </table:table-cell>
          <table:table-cell table:style-name="ce45"/>
          <table:table-cell table:style-name="ce57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archosauria</text:p>
          </table:table-cell>
          <table:table-cell table:style-name="ce45" office:value-type="string" calcext:value-type="string">
            <text:p>Based on carnivorous birds and crocodil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3">y</text:span><text:span text:style-name="T14"> = 0.0056582325</text:span><text:span text:style-name="T15">x</text:span><text:span text:style-name="T16">2.39333635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5" office:value-type="percentage" office:value="1.021988205869" calcext:value-type="percentage">
            <text:p>102.2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felidae</text:p>
          </table:table-cell>
          <table:table-cell table:style-name="ce45" office:value-type="string" calcext:value-type="string">
            <text:p>Based on carnivorous f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01836115<text:span text:style-name="T3">x</text:span><text:span text:style-name="T4">3.7646426827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0.547529688168" calcext:value-type="percentage">
            <text:p>54.7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6"/>
          <table:table-cell table:style-name="ce44" table:number-columns-repeated="2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5" office:value-type="string" calcext:value-type="string">
            <text:p>--carnivorous --mammalia</text:p>
          </table:table-cell>
          <table:table-cell table:style-name="ce45" office:value-type="string" calcext:value-type="string">
            <text:p>Based on carnivorous placentals and monotrem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9493394<text:span text:style-name="T3">x</text:span><text:span text:style-name="T4">2.601037621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1" office:value-type="percentage" office:value="1.348647927802" calcext:value-type="percentage">
            <text:p>134.8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carnivorous --squamata</text:p>
          </table:table-cell>
          <table:table-cell table:style-name="ce43" office:value-type="string" calcext:value-type="string">
            <text:p>Based on carnivorous squamat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54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5" office:value-type="percentage" office:value="0.652918788024" calcext:value-type="percentage">
            <text:p>65.2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carnivorous --tetrapoda</text:p>
          </table:table-cell>
          <table:table-cell table:style-name="ce45" office:value-type="string" calcext:value-type="string">
            <text:p>Based on carnivorous amphibians and amniot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7879339<text:span text:style-name="T3">x</text:span><text:span text:style-name="T4">2.615760069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486506841868" calcext:value-type="percentage">
            <text:p>248.6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frotheria</text:p>
          </table:table-cell>
          <table:table-cell table:style-name="ce45" office:value-type="string" calcext:value-type="string">
            <text:p>Based on herbivorous afrotheri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24866807<text:span text:style-name="T3">x</text:span><text:span text:style-name="T4">2.788916477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651794549778" calcext:value-type="percentage">
            <text:p>165.1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mniota</text:p>
          </table:table-cell>
          <table:table-cell table:style-name="ce45" office:value-type="string" calcext:value-type="string">
            <text:p>Based on herb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733160890<text:span text:style-name="T3">x</text:span><text:span text:style-name="T4">2.212319665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2.944017410835" calcext:value-type="percentage">
            <text:p>294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rtiodactyla</text:p>
          </table:table-cell>
          <table:table-cell table:style-name="ce45" office:value-type="string" calcext:value-type="string">
            <text:p>Based on herb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4817803510<text:span text:style-name="T3">x</text:span><text:span text:style-name="T4">2.310919155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78512154097" calcext:value-type="percentage">
            <text:p>57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aves</text:p>
          </table:table-cell>
          <table:table-cell table:style-name="ce45" office:value-type="string" calcext:value-type="string">
            <text:p>Based on herb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8389131<text:span text:style-name="T3">x</text:span><text:span text:style-name="T4">2.810020686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08849044196" calcext:value-type="percentage">
            <text:p>10.8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bovidae</text:p>
          </table:table-cell>
          <table:table-cell table:style-name="ce45" office:value-type="string" calcext:value-type="string">
            <text:p>Based on herbivorous bo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6525042837<text:span text:style-name="T3">x</text:span><text:span text:style-name="T4">2.188558877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0488431022" calcext:value-type="percentage">
            <text:p>61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cervidae</text:p>
          </table:table-cell>
          <table:table-cell table:style-name="ce45" office:value-type="string" calcext:value-type="string">
            <text:p>Based on herbivorous cerv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9279246<text:span text:style-name="T3">x</text:span><text:span text:style-name="T4">3.45952270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0915307654" calcext:value-type="percentage">
            <text:p>13.0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lagomorpha</text:p>
          </table:table-cell>
          <table:table-cell table:style-name="ce45" office:value-type="string" calcext:value-type="string">
            <text:p>Based on herbivorous lagomorph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83097861<text:span text:style-name="T3">x</text:span><text:span text:style-name="T4">2.322528844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84406438575" calcext:value-type="percentage">
            <text:p>28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mmalia</text:p>
          </table:table-cell>
          <table:table-cell table:style-name="ce45" office:value-type="string" calcext:value-type="string">
            <text:p>Based on herb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59205551<text:span text:style-name="T3">x</text:span><text:span text:style-name="T4">2.1815554929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347749647953" calcext:value-type="percentage">
            <text:p>334.77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marsupialia</text:p>
          </table:table-cell>
          <table:table-cell table:style-name="ce45" office:value-type="string" calcext:value-type="string">
            <text:p>Based on herb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4440978<text:span text:style-name="T3">x</text:span><text:span text:style-name="T4">2.2193247015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06312472632" calcext:value-type="percentage">
            <text:p>50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placentalia</text:p>
          </table:table-cell>
          <table:table-cell table:style-name="ce45" office:value-type="string" calcext:value-type="string">
            <text:p>Based on herbivorous placent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879148644<text:span text:style-name="T3">x</text:span><text:span text:style-name="T4">2.242444385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3.980990257143" calcext:value-type="percentage">
            <text:p>398.1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eptilia</text:p>
          </table:table-cell>
          <table:table-cell table:style-name="ce45" office:value-type="string" calcext:value-type="string">
            <text:p>Based on herbivorous birds and turtle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76217107<text:span text:style-name="T3">x</text:span><text:span text:style-name="T4">2.8272692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098517207268" calcext:value-type="percentage">
            <text:p>9.8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herbivorous --rodentia</text:p>
          </table:table-cell>
          <table:table-cell table:style-name="ce45" office:value-type="string" calcext:value-type="string">
            <text:p>Based on herb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96247359<text:span text:style-name="T3">x</text:span><text:span text:style-name="T4">2.297448910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94372736188" calcext:value-type="percentage">
            <text:p>59.4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mniota</text:p>
          </table:table-cell>
          <table:table-cell table:style-name="ce45" office:value-type="string" calcext:value-type="string">
            <text:p>Based on omnivorous synapsids and saurops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28321404<text:span text:style-name="T3">x</text:span><text:span text:style-name="T4">2.2146716042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103894625763" calcext:value-type="percentage">
            <text:p>110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rtiodactyla</text:p>
          </table:table-cell>
          <table:table-cell table:style-name="ce45" office:value-type="string" calcext:value-type="string">
            <text:p>Based on omnivorous artiodacty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1.2390608405<text:span text:style-name="T3">x</text:span><text:span text:style-name="T4">1.088739541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270835323403" calcext:value-type="percentage">
            <text:p>27.08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aves</text:p>
          </table:table-cell>
          <table:table-cell table:style-name="ce45" office:value-type="string" calcext:value-type="string">
            <text:p>Based on omnivorous bir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4342026<text:span text:style-name="T3">x</text:span><text:span text:style-name="T4">3.015755317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13862985309" calcext:value-type="percentage">
            <text:p>81.39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mammalia</text:p>
          </table:table-cell>
          <table:table-cell table:style-name="ce45" office:value-type="string" calcext:value-type="string">
            <text:p>Based on omnivorous placentals and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23667325<text:span text:style-name="T3">x</text:span><text:span text:style-name="T4">2.056296977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875115719364" calcext:value-type="percentage">
            <text:p>87.5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omnivorous --rodentia</text:p>
          </table:table-cell>
          <table:table-cell table:style-name="ce45" office:value-type="string" calcext:value-type="string">
            <text:p>Based on omnivorous rodent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31020696<text:span text:style-name="T3">x</text:span><text:span text:style-name="T4">1.6780088221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7250057148" calcext:value-type="percentage">
            <text:p>61.7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nidae</text:p>
          </table:table-cell>
          <table:table-cell table:style-name="ce45" office:value-type="string" calcext:value-type="string">
            <text:p>Based on carnivorous and omnivorous can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05937247<text:span text:style-name="T3">x</text:span><text:span text:style-name="T4">2.0396557894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616362838803" calcext:value-type="percentage">
            <text:p>61.64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arnivora</text:p>
          </table:table-cell>
          <table:table-cell table:style-name="ce45" office:value-type="string" calcext:value-type="string">
            <text:p>Based on carnivorous and omnivorous carnivoran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15578285<text:span text:style-name="T3">x</text:span><text:span text:style-name="T4">2.8590076963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1.250493812919" calcext:value-type="percentage">
            <text:p>125.05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cricetidae</text:p>
          </table:table-cell>
          <table:table-cell table:style-name="ce45" office:value-type="string" calcext:value-type="string">
            <text:p><text:span text:style-name="T27">Based on herbivorous and omnivorous cricetid</text:span><text:span text:style-name="T28">s</text:span>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180745732 * 1.8766049284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3956280026" calcext:value-type="percentage">
            <text:p>53.96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herpestidae</text:p>
          </table:table-cell>
          <table:table-cell table:style-name="ce45" office:value-type="string" calcext:value-type="string">
            <text:p>Based on carnivorous and omnivorous herpest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3503054969 * 1.0767216732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734005280256" calcext:value-type="percentage">
            <text:p>73.4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arsupialia</text:p>
          </table:table-cell>
          <table:table-cell table:style-name="ce45" office:value-type="string" calcext:value-type="string">
            <text:p>Based on herbivorous and omnivorous marsupial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231733783<text:span text:style-name="T3">x</text:span><text:span text:style-name="T4">2.1922202080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466325787357" calcext:value-type="percentage">
            <text:p>46.63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mustelidae</text:p>
          </table:table-cell>
          <table:table-cell table:style-name="ce45" office:value-type="string" calcext:value-type="string">
            <text:p>Based on carnivorous and omnivorous mustel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038273352<text:span text:style-name="T3">x</text:span><text:span text:style-name="T4">2.5225036146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526001703189" calcext:value-type="percentage">
            <text:p>52.60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Power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Options:</text:p>
          </table:table-cell>
          <table:table-cell table:style-name="ce45" office:value-type="string" calcext:value-type="string">
            <text:p>--unspecified --sciuridae</text:p>
          </table:table-cell>
          <table:table-cell table:style-name="ce45" office:value-type="string" calcext:value-type="string">
            <text:p>Based on herbivorous and omnivorous sciurids</text:p>
          </table:table-cell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Formula:</text:p>
          </table:table-cell>
          <table:table-cell table:style-name="ce45" office:value-type="string" calcext:value-type="string">
            <text:p><text:span text:style-name="T3">y</text:span> = 0.0384600726 * 1.7069919381<text:span text:style-name="T21">x</text:span>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Standard error:</text:p>
          </table:table-cell>
          <table:table-cell table:style-name="ce51" office:value-type="percentage" office:value="0.134094523358" calcext:value-type="percentage">
            <text:p>13.41%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5" office:value-type="string" calcext:value-type="string">
            <text:p>Type:</text:p>
          </table:table-cell>
          <table:table-cell table:style-name="ce45" office:value-type="string" calcext:value-type="string">
            <text:p>Exponential regression</text:p>
          </table:table-cell>
          <table:table-cell table:style-name="ce45"/>
          <table:table-cell table:style-name="ce59"/>
          <table:table-cell table:style-name="ce60" table:number-columns-repeated="1019"/>
          <table:table-cell table:style-name="ce48"/>
        </table:table-row>
        <table:table-row table:style-name="ro1">
          <table:table-cell table:style-name="ce44" table:number-columns-repeated="3"/>
          <table:table-cell table:style-name="ce58"/>
          <table:table-cell table:style-name="ce60" table:number-columns-repeated="1019"/>
          <table:table-cell table:style-name="ce48"/>
        </table:table-row>
        <table:table-row table:style-name="ro1">
          <table:table-cell table:style-name="ce43" office:value-type="string" calcext:value-type="string">
            <text:p>Options:</text:p>
          </table:table-cell>
          <table:table-cell table:style-name="ce43" office:value-type="string" calcext:value-type="string">
            <text:p>--unspecified --testudines</text:p>
          </table:table-cell>
          <table:table-cell table:style-name="ce43" office:value-type="string" calcext:value-type="string">
            <text:p>Based on carnivorous, omnivorous and herbivorous turtles</text:p>
          </table:table-cell>
          <table:table-cell table:style-name="ce57"/>
          <table:table-cell table:style-name="ce48" table:number-columns-repeated="1020"/>
        </table:table-row>
        <table:table-row table:style-name="ro1">
          <table:table-cell table:style-name="ce47" office:value-type="string" calcext:value-type="string">
            <text:p><text:span text:style-name="T1">Formula:</text:span></text:p>
          </table:table-cell>
          <table:table-cell table:style-name="ce4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Standard error:</text:p>
          </table:table-cell>
          <table:table-cell table:style-name="ce56" table:formula="of:=162.3247501938%" office:value-type="percentage" office:value="1.623247501938" calcext:value-type="percentage">
            <text:p>162.32%</text:p>
          </table:table-cell>
          <table:table-cell table:style-name="ce57" table:number-columns-repeated="2"/>
          <table:table-cell table:style-name="ce48" table:number-columns-repeated="1020"/>
        </table:table-row>
        <table:table-row table:style-name="ro1">
          <table:table-cell table:style-name="ce43" office:value-type="string" calcext:value-type="string">
            <text:p>Type:</text:p>
          </table:table-cell>
          <table:table-cell table:style-name="ce43" office:value-type="string" calcext:value-type="string">
            <text:p>Power regression</text:p>
          </table:table-cell>
          <table:table-cell table:style-name="ce43"/>
          <table:table-cell table:style-name="ce57"/>
          <table:table-cell table:style-name="ce48"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3-01-31T02:19:15.827750127</dc:date>
    <dc:creator>Piotr Bajdek</dc:creator>
    <meta:editing-duration>PT9H19M24S</meta:editing-duration>
    <meta:editing-cycles>86</meta:editing-cycles>
    <meta:generator>LibreOffice/7.4.5.1$Linux_X86_64 LibreOffice_project/9c0871452b3918c1019dde9bfac75448afc4b57f</meta:generator>
    <meta:document-statistic meta:table-count="1" meta:cell-count="294" meta:object-count="0"/>
  </office:meta>
</office:document-meta>
</file>